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Fuel per kg paylo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^2</text:p>
          </table:table-cell>
          <table:table-cell office:value-type="string" calcext:value-type="string">
            <text:p>c^2</text:p>
          </table:table-cell>
          <table:table-cell office:value-type="string" calcext:value-type="string">
            <text:p>1-v^2/c^2</text:p>
          </table:table-cell>
          <table:table-cell office:value-type="string" calcext:value-type="string">
            <text:p>sqrt(f3)</text:p>
          </table:table-cell>
          <table:table-cell office:value-type="string" calcext:value-type="string">
            <text:p>1/g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rong fuel</text:p>
          </table:table-cell>
          <table:table-cell office:value-type="string" calcext:value-type="string">
            <text:p>v/c</text:p>
          </table:table-cell>
          <table:table-cell office:value-type="string" calcext:value-type="string">
            <text:p>(2*v/c)/(1-v/c)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100% efficiency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/>
          <table:table-cell office:value-type="float" office:value="284949375.39146" calcext:value-type="float">
            <text:p>284949375.39146</text:p>
          </table:table-cell>
          <table:table-cell office:value-type="float" office:value="299792458" calcext:value-type="float">
            <text:p>299792458</text:p>
          </table:table-cell>
          <table:table-cell table:formula="of:=[.B4]*[.B4]" office:value-type="float" office:value="8.11961465359832E+016" calcext:value-type="float">
            <text:p>8.11961465359832E+016</text:p>
          </table:table-cell>
          <table:table-cell table:formula="of:=[.C4]*[.C4]" office:value-type="float" office:value="8.98755178736818E+016" calcext:value-type="float">
            <text:p>8.98755178736818E+016</text:p>
          </table:table-cell>
          <table:table-cell table:formula="of:=1-[.D4]/[.E4]" office:value-type="float" office:value="0.0965710300540052" calcext:value-type="float">
            <text:p>0.0965710301</text:p>
          </table:table-cell>
          <table:table-cell table:formula="of:=SQRT([.F4])" office:value-type="float" office:value="0.310758797227054" calcext:value-type="float">
            <text:p>0.3107587972</text:p>
          </table:table-cell>
          <table:table-cell table:formula="of:=1/[.G4]" office:value-type="float" office:value="3.21792981863473" calcext:value-type="float">
            <text:p>3.2179298186</text:p>
          </table:table-cell>
          <table:table-cell office:value-type="float" office:value="40" calcext:value-type="float">
            <text:p>40</text:p>
          </table:table-cell>
          <table:table-cell table:formula="of:=2*[.I4]*([.H4]-1)" office:value-type="float" office:value="177.434385490778" calcext:value-type="float">
            <text:p>177.4343854908</text:p>
          </table:table-cell>
          <table:table-cell table:formula="of:=[.B4]/[.C4]" office:value-type="float" office:value="0.950488805797309" calcext:value-type="float">
            <text:p>0.9504888058</text:p>
          </table:table-cell>
          <table:table-cell table:formula="of:=(2*[.K4])/(1-[.K4])" office:value-type="float" office:value="38.3949052776291" calcext:value-type="float">
            <text:p>38.3949052776</text:p>
          </table:table-cell>
          <table:table-cell office:value-type="float" office:value="40" calcext:value-type="float">
            <text:p>40</text:p>
          </table:table-cell>
          <table:table-cell table:formula="of:=[.M4]*[.L4]" office:value-type="float" office:value="1535.79621110517" calcext:value-type="float">
            <text:p>1535.7962111052</text:p>
          </table:table-cell>
          <table:table-cell office:value-type="float" office:value="0.008" calcext:value-type="float">
            <text:p>0.008</text:p>
          </table:table-cell>
          <table:table-cell table:formula="of:=[.N4]/[.O4]" office:value-type="float" office:value="191974.526388146" calcext:value-type="float">
            <text:p>191974.526388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6-06-05T18:21:44.586456757</meta:creation-date>
    <dc:date>2016-06-05T21:17:49.614279105</dc:date>
    <dc:creator>Nathan Geffen</dc:creator>
    <meta:editing-duration>PT1H10M3S</meta:editing-duration>
    <meta:editing-cycles>1</meta:editing-cycles>
    <meta:document-statistic meta:table-count="1" meta:cell-count="31" meta:object-count="0"/>
    <meta:generator>LibreOffice/5.0.3.2$Linux_X86_64 LibreOffice_project/00m0$Build-2</meta:generator>
  </office:meta>
</office:document-meta>
</file>